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.905cm" svg:height="2.54cm" svg:x="1.704cm" svg:y="4.576cm">
          <text:p text:style-name="P1">.xml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draw:layer="layout" svg:width="3.175cm" svg:height="1.27cm" svg:x="7.136cm" svg:y="5.102cm">
          <text:p text:style-name="P1">Sax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81cm" svg:y1="5.715cm" svg:x2="6.985cm" svg:y2="5.715cm">
          <text:p/>
        </draw:line>
        <draw:line draw:style-name="gr2" draw:text-style-name="P2" draw:layer="layout" svg:x1="8.89cm" svg:y1="3.175cm" svg:x2="8.89cm" svg:y2="5.08cm">
          <text:p/>
        </draw:line>
        <draw:custom-shape draw:style-name="gr1" draw:text-style-name="P2" draw:layer="layout" svg:width="1.905cm" svg:height="2.54cm" svg:x="13.625cm" svg:y="4.53cm">
          <text:p text:style-name="P1">.ht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" draw:text-style-name="P2" draw:layer="layout" svg:x1="10.795cm" svg:y1="5.715cm" svg:x2="13.335cm" svg:y2="5.715cm">
          <text:p/>
        </draw:line>
        <draw:custom-shape draw:style-name="gr1" draw:text-style-name="P2" draw:layer="layout" svg:width="1.411cm" svg:height="1.826cm" svg:x="8.069cm" svg:y="1.112cm">
          <text:p text:style-name="P1">.xs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20.392cm" fo:margin-left="1.33cm" fo:margin-right="5.51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3-03T16:17:36</meta:creation-date>
    <dc:creator>Marc NAZARIAN</dc:creator>
    <dc:date>2006-03-03T16:26:17</dc:date>
    <dc:language>en-US</dc:language>
    <meta:editing-cycles>2</meta:editing-cycles>
    <meta:editing-duration>PT8M42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